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rsid="0030abce" officeooo:paragraph-rsid="0030abce"/>
    </style:style>
    <style:style style:name="P8" style:family="paragraph" style:parent-style-name="Heading_20_1">
      <style:text-properties officeooo:rsid="002e7623" officeooo:paragraph-rsid="002e7623"/>
    </style:style>
    <style:style style:name="P9" style:family="paragraph" style:parent-style-name="Heading_20_2">
      <style:paragraph-properties fo:break-before="page"/>
    </style:style>
    <style:style style:name="P10" style:family="paragraph" style:parent-style-name="Text_20_body" style:list-style-name="L1">
      <style:text-properties officeooo:rsid="002ad2b5" officeooo:paragraph-rsid="002c8dcc"/>
    </style:style>
    <style:style style:name="P11" style:family="paragraph" style:parent-style-name="Text_20_body" style:list-style-name="L2">
      <style:text-properties officeooo:rsid="002ff7c8" officeooo:paragraph-rsid="002ff7c8"/>
    </style:style>
    <style:style style:name="P12" style:family="paragraph" style:parent-style-name="Text_20_body" style:list-style-name="L3">
      <style:text-properties officeooo:paragraph-rsid="0030abce"/>
    </style:style>
    <style:style style:name="P13" style:family="paragraph" style:parent-style-name="Text_20_body" style:list-style-name="L3">
      <style:text-properties officeooo:rsid="0030abce" officeooo:paragraph-rsid="0030abce"/>
    </style:style>
    <style:style style:name="P14" style:family="paragraph" style:parent-style-name="Text_20_body" style:list-style-name="L5">
      <style:text-properties officeooo:rsid="0030abce" officeooo:paragraph-rsid="0030abce"/>
    </style:style>
    <style:style style:name="P15" style:family="paragraph" style:parent-style-name="Text_20_body" style:list-style-name="L4">
      <style:text-properties officeooo:paragraph-rsid="002e7623"/>
    </style:style>
    <style:style style:name="P16" style:family="paragraph" style:parent-style-name="Text_20_body" style:list-style-name="L4">
      <style:text-properties officeooo:rsid="002e7623" officeooo:paragraph-rsid="002e7623"/>
    </style:style>
    <style:style style:name="P17" style:family="paragraph" style:parent-style-name="Text_20_body">
      <style:text-properties officeooo:paragraph-rsid="00383471"/>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officeooo:rsid="0030abce"/>
    </style:style>
    <style:style style:name="T6" style:family="text">
      <style:text-properties officeooo:rsid="00319ba1"/>
    </style:style>
    <style:style style:name="T7" style:family="text">
      <style:text-properties officeooo:rsid="0038347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1838523340" text:style-name="Outline">
        <text:list-item>
          <text:h text:style-name="P8" text:outline-level="1">Prolog</text:h>
        </text:list-item>
      </text:list>
      <text:p text:style-name="P4">Tack för att du valde och använder AutomataCI för ditt projekt. Även om du har starka affärsmässiga skäl för att driftsätta AutomataCI så säkerställer den här specifikationen att kunskapen om hur man använder den, och friheten att äga din kopia av AutomataCI, bevaras även vid problem hos uppströmsleverantörer.</text:p>
      <text:p text:style-name="P4"/>
      <text:p text:style-name="P4">Om du är intresserad av att kontakta mitt team och mig på uppströmsnivå, besök gärna följande portaler för:</text:p>
      <text:list text:style-name="L1">
        <text:list-item>
          <text:p text:style-name="P10">Småprat eller vardaglig diskussion: <text:a xlink:type="simple" xlink:href="https://github.com/orgs/ChewKeanHo/discussions" text:style-name="Internet_20_link" text:visited-style-name="Visited_20_Internet_20_Link">https://github.com/orgs/ChewKeanHo/discussions</text:a></text:p>
        </text:list-item>
        <text:list-item>
          <text:p text:style-name="P10">AutomataCI uppströms-repositorium: <text:a xlink:type="simple" xlink:href="https://github.com/ChewKeanHo/AutomataCI" text:style-name="Internet_20_link" text:visited-style-name="Visited_20_Internet_20_Link">https://github.com/ChewKeanHo/AutomataCI</text:a></text:p>
        </text:list-item>
      </text:list>
      <text:p text:style-name="P4"/>
      <text:p text:style-name="P6">Den här boken är skriven och organiserad för operatörer på olika nivåer, från nybörjare till avancerade.</text:p>
      <text:list text:style-name="L2">
        <text:list-item>
          <text:p text:style-name="P11"><text:span text:style-name="T3">Nybörjaren/Den icke-tekniska</text:span> – där han/hon vanligtvis har en ny och junior roll med uppgift att använda mjukvarufabriken som den är, utan tillräcklig teknisk kunskap (t.ex. Shell- och PowerShell-skriptning). De kan inte utföra utveckling.</text:p>
        </text:list-item>
        <text:list-item>
          <text:p text:style-name="P11"><text:span text:style-name="T3">Junioren</text:span> – där han/hon har tillräcklig kunskap om Shell och PowerShell, men behöver förbättra komponenter i en existerande mjukvarufabrik.</text:p>
        </text:list-item>
        <text:list-item>
          <text:p text:style-name="P11"><text:span text:style-name="T3">Utvecklaren</text:span> – där han/hon har mycket god erfarenhet av Shell och PowerShell och känner sig självsäker i att utveckla komponenter för mjukvarufabriken.</text:p>
        </text:list-item>
        <text:list-item>
          <text:p text:style-name="P11"><text:span text:style-name="T3">AutomataCI-underhållare</text:span> – där han/hon har fullständig kunskap om AutomataCI och har som uppgift att underhålla eller vidareutveckla AutomataCI lokalt eller uppströms.</text:p>
        </text:list-item>
      </text:list>
      <text:p text:style-name="P6"/>
      <text:p text:style-name="P6">Därför bör du känna till din avsikt och veta när du ska sluta läsa vid en viss nivå. Om du till exempel har till uppgift att utveckla din mjukvarufabrik som styrs av AutomataCI, behöver du nå "Utvecklaren"-nivån. Om du är en marknadsförare som fått i uppdrag att producera en e-bok från AutomataCI, räcker det med nivån "Nybörjaren/Den icke-tekniska".</text:p>
      <text:p text:style-name="P6"/>
      <text:list xml:id="list91440456168713" text:continue-list="list1838523340" text:style-name="Outline">
        <text:list-item>
          <text:list>
            <text:list-item>
              <text:h text:style-name="P9" text:outline-level="2">Varför ett CI till?</text:h>
            </text:list-item>
          </text:list>
        </text:list-item>
      </text:list>
      <text:p text:style-name="P17">AutomataCI byggdes specifikt för att motverka hot mot leveranskedjor som påträffats sedan år 2022 över hela internet (se: <text:a xlink:type="simple" xlink:href="https://doi.org/10.5281/zenodo.6815013" text:style-name="Internet_20_link" text:visited-style-name="Visited_20_Internet_20_Link">https://doi.org/10.5281/zenodo.6815013</text:a>). Sedan COVID-19-pandemin har många leverantörer av CI-tjänster drastiskt förändrat sina affärserbjudanden i efterhand, till den grad att de pressar sina kunder (antingen genom mycket höga priser eller genom att stänga ner hela projektdriften).</text:p>
      <text:p text:style-name="Text_20_body"/>
      <text:p text:style-name="P17">Som svar på detta hot skapades först ZORALabs Monteur (<text:a xlink:type="simple" xlink:href="https://github.com/zoralab/monteur" text:style-name="Internet_20_link" text:visited-style-name="Visited_20_Internet_20_Link">https://github.com/zoralab/monteur</text:a>) för att ta bort detta hot. Programvaran har dock sina egna brister när det gäller hantering av olika OS-specifika funktioner, och är beroende av ett programmeringsspråks kompilator. Detta är inte idealiskt eftersom:</text:p>
      <text:list text:style-name="L3">
        <text:list-item>
          <text:p text:style-name="P12">Det finns ett behov av att hantera 2 kritiska komponenter bara för att etablera en automatisering; OCH</text:p>
        </text:list-item>
        <text:list-item>
          <text:p text:style-name="P13">De tekniska kraven utestänger icke-tekniska bidragsgivare.</text:p>
        </text:list-item>
      </text:list>
      <text:p text:style-name="P5"/>
      <text:p text:style-name="P5">Därför skapades AutomataCI iterativt för att lösa ZORALabs Monteurs svaghet, vilket gör det möjligt för en projektlagringsplats att fungera utan att helt förlita sig på komplikationerna med ZORALabs Monteurs körbara program.</text:p>
      <text:p text:style-name="P5"/>
      <text:list xml:id="list91439380580600" text:continue-list="list91440456168713" text:style-name="Outline">
        <text:list-item>
          <text:list>
            <text:list-item>
              <text:h text:style-name="P9" text:outline-level="2">Automataci:S <text:span text:style-name="T7">L</text:span>edord</text:h>
            </text:list-item>
          </text:list>
        </text:list-item>
      </text:list>
      <text:p text:style-name="P3">Projektet ska sträva efter att uppfylla dessa mål:</text:p>
      <text:list text:style-name="L4">
        <text:list-item>
          <text:p text:style-name="P16"><text:span text:style-name="T3">Börja använda direkt</text:span> – Slipper installation; OCH</text:p>
        </text:list-item>
        <text:list-item>
          <text:p text:style-name="P16"><text:span text:style-name="T3">Tillgänglig för alla</text:span> – ingen ska känna sig utanför; OCH</text:p>
        </text:list-item>
        <text:list-item>
          <text:p text:style-name="P16"><text:span text:style-name="T3">Minimal inlärningskurva</text:span> – behöver bara lära sig Shell- och PowerShell-skript; OCH</text:p>
        </text:list-item>
        <text:list-item>
          <text:p text:style-name="P16"><text:span text:style-name="T3">Stödjer automatisering via triggers</text:span> – bibehåll integrationer med andra system; OCH</text:p>
        </text:list-item>
        <text:list-item>
          <text:p text:style-name="P15"><text:span text:style-name="T3">Kan enkelt pausas och felsökas lokalt</text:span> – bibehåll en semi-autonom drift för fokuserad felsökning och minska förbrukningen av energi och resurser.</text:p>
        </text:list-item>
      </text:list>
      <text:p text:style-name="P5"/>
      <text:p text:style-name="P3">För att motverka tredjepartsleverantörer av CI:s vinstmaximering, ger AutomataCI ett skydd för produktionsmiljön genom lokaliserad kontroll. Både du och leverantören kör samma uppsättning kommandon. På så sätt, vid en juridiskt bindande "utpressning", kan du enkelt flytta din verksamhet från leverantören och arbeta lokalt eller med en annan leverantör, utan att skada produktionsprocesserna och kommandona.</text:p>
      <text:p text:style-name="P3"/>
      <text:list text:continue-list="list91439380580600" text:style-name="Outline">
        <text:list-item>
          <text:list>
            <text:list-item>
              <text:h text:style-name="P9" text:outline-level="2">Mer Än Bara Automation</text:h>
            </text:list-item>
          </text:list>
        </text:list-item>
      </text:list>
      <text:p text:style-name="P7">Sedan version v2.0.0 har AutomataCI utvecklats från enbart CI-funktioner till ett mångsidigt verktyg för fabriksstyrning. Med AutomataCI kan du:</text:p>
      <text:p text:style-name="P7"/>
      <text:list text:style-name="L5">
        <text:list-item>
          <text:p text:style-name="P14"><text:span text:style-name="T3">Säker cross-kompilering</text:span> – Bygg tryggt för vanliga processorer men även annan hårdvara med dina valda teknologier.</text:p>
        </text:list-item>
        <text:list-item>
          <text:p text:style-name="P14"><text:span text:style-name="T3">Maximera räckvidd</text:span> – Paketera din mjukvara för så många standardiserade distributionskanaler som möjligt för en smidig användarupplevelse för dina kunder.</text:p>
        </text:list-item>
        <text:list-item>
          <text:p text:style-name="P14"><text:span text:style-name="T3">Fokusera på affärsmål</text:span> – Använd flera teknologier för din produktutveckling genom integration (inom rimliga behov, givetvis).</text:p>
        </text:list-item>
        <text:list-item>
          <text:p text:style-name="P14"><text:span text:style-name="T3">Säkra ursprunget</text:span> – GPG-krypterade och signerade paket tillsammans med traditionell shasum-verifiering för en heltäckande verifierbar lösning som möter alla säkerhetsnivåer; när som helst, var som helst.</text:p>
        </text:list-item>
        <text:list-item>
          <text:p text:style-name="P14"><text:span text:style-name="T3">Optimalt paketerad i containrar</text:span> – Skapa små containrar (för Docker ELLER Podman) OCH kompilera bilder för flera plattformar när det är möjlig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14:36.855084882</meta:creation-date>
    <dc:title>Prologue</dc:title>
    <meta:generator>LibreOffice/24.2.1.2$Linux_X86_64 LibreOffice_project/db4def46b0453cc22e2d0305797cf981b68ef5ac</meta:generator>
    <meta:editing-duration>PT2M48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8T09:14:38.011889142</dc:date>
    <dc:creator>Kean Ho Chew</dc:creator>
    <meta:document-statistic meta:table-count="0" meta:image-count="0" meta:object-count="0" meta:page-count="4" meta:paragraph-count="35" meta:word-count="663" meta:character-count="4729" meta:non-whitespace-character-count="4103"/>
    <meta:template xlink:type="simple" xlink:actuate="onRequest" xlink:title="Noto Sans Light Default Template" xlink:href="../../../../../../../../templates/default.ott" meta:date="2024-03-25T07:09:47.213847945"/>
  </office:meta>
</office:document-meta>
</file>